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ece" officeooo:paragraph-rsid="001d0ece"/>
    </style:style>
    <style:style style:name="P2" style:family="paragraph" style:parent-style-name="Standard">
      <style:text-properties fo:color="#ff0000" loext:opacity="100%" officeooo:rsid="001d0ece" officeooo:paragraph-rsid="001d0ece"/>
    </style:style>
    <style:style style:name="P3" style:family="paragraph" style:parent-style-name="Standard">
      <style:text-properties officeooo:rsid="001eecf1" officeooo:paragraph-rsid="001eecf1"/>
    </style:style>
    <style:style style:name="P4" style:family="paragraph" style:parent-style-name="Standard">
      <style:text-properties fo:color="#ff0000" loext:opacity="100%" officeooo:rsid="001eecf1" officeooo:paragraph-rsid="001eecf1"/>
    </style:style>
    <style:style style:name="P5" style:family="paragraph" style:parent-style-name="Standard">
      <style:text-properties officeooo:rsid="0020686e" officeooo:paragraph-rsid="0020686e"/>
    </style:style>
    <style:style style:name="P6" style:family="paragraph" style:parent-style-name="Standard">
      <style:text-properties officeooo:rsid="00232403" officeooo:paragraph-rsid="00232403"/>
    </style:style>
    <style:style style:name="P7" style:family="paragraph" style:parent-style-name="Standard">
      <style:text-properties fo:color="#ff0000" loext:opacity="100%" officeooo:rsid="00232403" officeooo:paragraph-rsid="002324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0c4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32403"/>
    </style:style>
    <style:style style:name="T5" style:family="text">
      <style:text-properties officeooo:rsid="0021ddb0"/>
    </style:style>
    <style:style style:name="T6" style:family="text">
      <style:text-properties style:text-underline-style="solid" style:text-underline-width="auto" style:text-underline-color="font-color" officeooo:rsid="002716a2"/>
    </style:style>
    <style:style style:name="T7" style:family="text">
      <style:text-properties style:text-underline-style="solid" style:text-underline-width="auto" style:text-underline-color="font-color" officeooo:rsid="0026c248"/>
    </style:style>
    <style:style style:name="T8" style:family="text">
      <style:text-properties officeooo:rsid="00280ac3"/>
    </style:style>
    <style:style style:name="T9" style:family="text">
      <style:text-properties officeooo:rsid="002716a2"/>
    </style:style>
    <style:style style:name="T10" style:family="text">
      <style:text-properties officeooo:rsid="0023d7f3"/>
    </style:style>
    <style:style style:name="T11" style:family="text">
      <style:text-properties officeooo:rsid="0026c248"/>
    </style:style>
    <style:style style:name="T12" style:family="text">
      <style:text-properties officeooo:rsid="002a19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VIAJE</text:span><text:span text:style-name="T2">S</text:span>(<text:span text:style-name="T3">idCapitulo, idNave, idPlaneta</text:span>, problemaResuelto)</text:p>
      <text:p text:style-name="P1">PK: <text:s/>idCapitulo, idNave, idPlaneta</text:p>
      <text:p text:style-name="P2">FK: idCapitulo → CAPITULOS</text:p>
      <text:p text:style-name="P2">FK: idNave → NAVES</text:p>
      <text:p text:style-name="P2">FK: idPlaneta → PLANETAS</text:p>
      <text:p text:style-name="P1"/>
      <text:p text:style-name="P1"/>
      <text:p text:style-name="P1"/>
      <text:p text:style-name="P3">(Arreglo, 1:1:N)</text:p>
      <text:p text:style-name="P3"><text:span text:style-name="T1">COMPRAS</text:span>(<text:span text:style-name="T3">idCliente, matricula, idConcesionario</text:span>)</text:p>
      <text:p text:style-name="P3">PK: idCliente, matricula</text:p>
      <text:p text:style-name="P3">AK: matricula, idConcesionario</text:p>
      <text:p text:style-name="P4">FK: idCliente → CLIENTES<text:line-break/>FK: matricula → COCHES</text:p>
      <text:p text:style-name="P4">FK: idConcesionario → CONCESIONARIOS</text:p>
      <text:p text:style-name="P1"/>
      <text:p text:style-name="P1"/>
      <text:p text:style-name="P5">PROGRAMADOR<text:tab/><text:tab/><text:tab/>SOFTWARE</text:p>
      <text:p text:style-name="P5"><text:tab/><text:tab/>N<text:tab/><text:tab/><text:tab/><text:tab/>N<text:tab/><text:tab/></text:p>
      <text:p text:style-name="P5"><text:tab/><text:tab/><text:tab/>desarrolla<text:tab/><text:tab/></text:p>
      <text:p text:style-name="P5"><text:tab/><text:tab/><text:tab/> <text:s text:c="6"/>N</text:p>
      <text:p text:style-name="P5"><text:tab/><text:tab/><text:tab/>EMPRESA</text:p>
      <text:p text:style-name="P1"/>
      <text:p text:style-name="P6"><text:span text:style-name="T1">DESARROLLO</text:span>(idProgramador, idSoftware, idEmpresa)</text:p>
      <text:p text:style-name="P6">PK:<text:line-break/>FK:<text:line-break/>FK:<text:line-break/>FK:</text:p>
      <text:p text:style-name="P1"/>
      <text:p text:style-name="P1"/>
      <text:p text:style-name="P5">SOCIO<text:tab/><text:tab/><text:tab/><text:tab/>LIBRO</text:p>
      <text:p text:style-name="P5"><text:s text:c="4"/><text:span text:style-name="T4">N</text:span><text:tab/><text:tab/><text:tab/><text:tab/><text:tab/> <text:s text:c="3"/><text:span text:style-name="T5">N</text:span></text:p>
      <text:p text:style-name="P5"><text:tab/><text:tab/><text:tab/>reserva</text:p>
      <text:p text:style-name="P5"><text:tab/><text:tab/><text:tab/> <text:s text:c="4"/><text:span text:style-name="T4">1</text:span></text:p>
      <text:p text:style-name="P5"><text:tab/><text:tab/><text:tab/>TIENDA</text:p>
      <text:p text:style-name="P1"/>
      <text:p text:style-name="P1"/>
      <text:p text:style-name="P6"><text:span text:style-name="T1">RESERVAS</text:span>(<text:span text:style-name="T6">DNI</text:span><text:span text:style-name="T3">, </text:span><text:span text:style-name="T7">ISBN</text:span>, idTienda, <text:span text:style-name="T8">fecha, señal</text:span>)</text:p>
      <text:p text:style-name="P6">PK: <text:span text:style-name="T9">ISBN</text:span><text:span text:style-name="T10">, </text:span><text:span text:style-name="T9">DNI</text:span></text:p>
      <text:p text:style-name="P7">FK: <text:span text:style-name="T9">DNI</text:span> → SOCIOS<text:line-break/>FK: <text:span text:style-name="T11">ISBN</text:span> → LIBROS<text:line-break/>FK idTienda → TIENDAS <text:span text:style-name="T12">(NOT NULL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6:30:43.331000000</meta:creation-date>
    <dc:date>2024-10-15T16:48:52.136000000</dc:date>
    <meta:editing-duration>PT17M39S</meta:editing-duration>
    <meta:editing-cycles>1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6" meta:word-count="86" meta:character-count="667" meta:non-whitespace-character-count="550"/>
  </office:meta>
</office:document-meta>
</file>